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036cm" fo:margin-left="0cm" table:align="left"/>
    </style:style>
    <style:style style:name="Tabela1.A" style:family="table-column">
      <style:table-column-properties style:column-width="3.542cm"/>
    </style:style>
    <style:style style:name="Tabela1.B" style:family="table-column">
      <style:table-column-properties style:column-width="4.09cm"/>
    </style:style>
    <style:style style:name="Tabela1.C" style:family="table-column">
      <style:table-column-properties style:column-width="4.212cm"/>
    </style:style>
    <style:style style:name="Tabela1.D" style:family="table-column">
      <style:table-column-properties style:column-width="5.19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3.549cm"/>
    </style:style>
    <style:style style:name="Tabela2.B" style:family="table-column">
      <style:table-column-properties style:column-width="4.083cm"/>
    </style:style>
    <style:style style:name="Tabela2.C" style:family="table-column">
      <style:table-column-properties style:column-width="4.212cm"/>
    </style:style>
    <style:style style:name="Tabela2.D" style:family="table-column">
      <style:table-column-properties style:column-width="5.151cm"/>
    </style:style>
    <style:style style:name="Tabela2.A1" style:family="table-cell">
      <style:table-cell-properties style:vertical-align="middle" fo:padding="0.049cm" fo:border="none"/>
    </style:style>
    <style:style style:name="Tabela8" style:family="table">
      <style:table-properties style:width="16.995cm" table:align="left"/>
    </style:style>
    <style:style style:name="Tabela8.A" style:family="table-column">
      <style:table-column-properties style:column-width="3.542cm"/>
    </style:style>
    <style:style style:name="Tabela8.B" style:family="table-column">
      <style:table-column-properties style:column-width="4.09cm"/>
    </style:style>
    <style:style style:name="Tabela8.C" style:family="table-column">
      <style:table-column-properties style:column-width="4.212cm"/>
    </style:style>
    <style:style style:name="Tabela8.D" style:family="table-column">
      <style:table-column-properties style:column-width="5.151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6.995cm" table:align="left"/>
    </style:style>
    <style:style style:name="Tabela9.A" style:family="table-column">
      <style:table-column-properties style:column-width="3.542cm"/>
    </style:style>
    <style:style style:name="Tabela9.B" style:family="table-column">
      <style:table-column-properties style:column-width="4.09cm"/>
    </style:style>
    <style:style style:name="Tabela9.C" style:family="table-column">
      <style:table-column-properties style:column-width="4.212cm"/>
    </style:style>
    <style:style style:name="Tabela9.D" style:family="table-column">
      <style:table-column-properties style:column-width="5.151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6.995cm" table:align="left"/>
    </style:style>
    <style:style style:name="Tabela10.A" style:family="table-column">
      <style:table-column-properties style:column-width="3.542cm"/>
    </style:style>
    <style:style style:name="Tabela10.B" style:family="table-column">
      <style:table-column-properties style:column-width="4.09cm"/>
    </style:style>
    <style:style style:name="Tabela10.C" style:family="table-column">
      <style:table-column-properties style:column-width="4.212cm"/>
    </style:style>
    <style:style style:name="Tabela10.D" style:family="table-column">
      <style:table-column-properties style:column-width="5.151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16.995cm" table:align="left"/>
    </style:style>
    <style:style style:name="Tabela11.A" style:family="table-column">
      <style:table-column-properties style:column-width="3.542cm"/>
    </style:style>
    <style:style style:name="Tabela11.B" style:family="table-column">
      <style:table-column-properties style:column-width="4.09cm"/>
    </style:style>
    <style:style style:name="Tabela11.C" style:family="table-column">
      <style:table-column-properties style:column-width="4.212cm"/>
    </style:style>
    <style:style style:name="Tabela11.D" style:family="table-column">
      <style:table-column-properties style:column-width="5.151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16.995cm" table:align="left"/>
    </style:style>
    <style:style style:name="Tabela12.A" style:family="table-column">
      <style:table-column-properties style:column-width="3.542cm"/>
    </style:style>
    <style:style style:name="Tabela12.B" style:family="table-column">
      <style:table-column-properties style:column-width="4.09cm"/>
    </style:style>
    <style:style style:name="Tabela12.C" style:family="table-column">
      <style:table-column-properties style:column-width="4.212cm"/>
    </style:style>
    <style:style style:name="Tabela12.D" style:family="table-column">
      <style:table-column-properties style:column-width="5.151cm"/>
    </style:style>
    <style:style style:name="Tabela12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3">
      <style:paragraph-properties fo:text-align="center" style:justify-single-word="false" fo:keep-with-next="always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6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7" style:family="paragraph" style:parent-style-name="Text_20_body" style:list-style-name="L2">
      <style:paragraph-properties fo:text-align="justify" style:justify-single-word="false"/>
    </style:style>
    <style:style style:name="P8" style:family="paragraph" style:parent-style-name="Text_20_body" style:list-style-name="L3">
      <style:paragraph-properties fo:text-align="justify" style:justify-single-word="false"/>
    </style:style>
    <style:style style:name="P9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10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11" style:family="paragraph" style:parent-style-name="Text_20_body" style:list-style-name="L4">
      <style:paragraph-properties fo:text-align="justify" style:justify-single-word="false"/>
    </style:style>
    <style:style style:name="P12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13" style:family="paragraph" style:parent-style-name="Text_20_body" style:list-style-name="L5">
      <style:paragraph-properties fo:text-align="justify" style:justify-single-word="false"/>
    </style:style>
    <style:style style:name="T1" style:family="text">
      <style:text-properties officeooo:rsid="001f259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Análise de Mercado</text:h>
      <text:p text:style-name="P3"/>
      <text:p text:style-name="P3">O Sistema de Submissão de Resumos Simples (SBRS), descrito no documento, é uma plataforma acadêmica voltada para a gestão e submissão de resumos científicos, otimizando a organização de eventos acadêmicos e o fluxo de trabalho dos pesquisadores. </text:p>
      <text:h text:style-name="P1" text:outline-level="3">Principais concorrentes no mercado:</text:h>
      <text:list text:style-name="L3">
        <text:list-item>
          <text:p text:style-name="P8"><text:span text:style-name="Strong_20_Emphasis">JEMS (Judge Electronic Management System)</text:span>:</text:p>
          <text:list>
            <text:list-item>
              <text:p text:style-name="P9"><text:span text:style-name="Strong_20_Emphasis">Descrição</text:span>: O JEMS é amplamente utilizado para submissão de trabalhos e gerenciamento de conferências acadêmicas. Foi desenvolvido pelo Instituto de Computação da UNICAMP, sendo muito popular em eventos científicos no país.</text:p>
            </text:list-item>
            <text:list-item>
              <text:p text:style-name="P9"><text:span text:style-name="Strong_20_Emphasis">Diferenciais</text:span>: Ferramenta bem estabelecida no Brasil com suporte completo em português, focada em simplicidade para gerenciamento de eventos acadêmicos e submissão de trabalhos.</text:p>
            </text:list-item>
            <text:list-item>
              <text:p text:style-name="P9"><text:span text:style-name="Strong_20_Emphasis">Público Alvo</text:span>: Eventos acadêmicos de médio a grande porte, especialmente nas áreas de computação e engenharia.</text:p>
              <text:p text:style-name="P9"/>
            </text:list-item>
          </text:list>
        </text:list-item>
        <text:list-item>
          <text:p text:style-name="P8"><text:span text:style-name="Strong_20_Emphasis">Sistema Galoá</text:span>:</text:p>
          <text:list>
            <text:list-item>
              <text:p text:style-name="P9"><text:span text:style-name="Strong_20_Emphasis">Descrição</text:span>: Plataforma brasileira que oferece soluções para submissão de artigos, resumos e gestão de eventos acadêmicos. Além da submissão de trabalhos, também oferece ferramentas de inscrições e emissão de certificados.</text:p>
            </text:list-item>
            <text:list-item>
              <text:p text:style-name="P9"><text:span text:style-name="Strong_20_Emphasis">Diferenciais</text:span>: Galoá é um sistema altamente completo que, além da submissão, permite gestão de inscrições, publicação de anais e integração com plataformas de pagamento, oferecendo uma solução completa para organizadores de eventos acadêmicos no Brasil.</text:p>
            </text:list-item>
            <text:list-item>
              <text:p text:style-name="P9"><text:span text:style-name="Strong_20_Emphasis">Público Alvo</text:span>: Conferências, congressos e seminários acadêmicos de diversas áreas.</text:p>
              <text:p text:style-name="P9"/>
            </text:list-item>
          </text:list>
        </text:list-item>
        <text:list-item>
          <text:p text:style-name="P8"><text:span text:style-name="Strong_20_Emphasis">iConferências</text:span>:</text:p>
          <text:list>
            <text:list-item>
              <text:p text:style-name="P9"><text:span text:style-name="Strong_20_Emphasis">Descrição</text:span>: Plataforma brasileira que se concentra na organização de eventos acadêmicos, permitindo a submissão de trabalhos, gerenciamento de inscrições e emissão de certificados.</text:p>
            </text:list-item>
            <text:list-item>
              <text:p text:style-name="P9"><text:span text:style-name="Strong_20_Emphasis">Diferenciais</text:span>: Possui um sistema de submissão simples e amigável, integrando funcionalidades de inscrições e pagamentos para facilitar a gestão do evento como um todo.</text:p>
            </text:list-item>
            <text:list-item>
              <text:p text:style-name="P9"><text:span text:style-name="Strong_20_Emphasis">Público Alvo</text:span>: Eventos acadêmicos de pequeno a médio porte, especialmente eventos locais e regionais no Brasil.</text:p>
              <text:p text:style-name="P9"/>
            </text:list-item>
          </text:list>
        </text:list-item>
        <text:list-item>
          <text:p text:style-name="P8"><text:span text:style-name="Strong_20_Emphasis">Even3</text:span>:</text:p>
          <text:list>
            <text:list-item>
              <text:p text:style-name="P9"><text:span text:style-name="Strong_20_Emphasis">Descrição</text:span>: Plataforma nacional voltada para o gerenciamento de eventos acadêmicos e científicos. O Even3 permite a criação de páginas personalizadas para eventos, submissão de resumos e artigos, além de ferramentas para controle de inscrições e emissão de certificados.</text:p>
            </text:list-item>
            <text:list-item>
              <text:p text:style-name="P9"><text:soft-page-break/><text:span text:style-name="Strong_20_Emphasis">Diferenciais</text:span>: Integração com sistemas de pagamentos brasileiros, emissão automática de certificados e gerenciamento de listas de participantes. É uma plataforma que visa oferecer uma solução completa, desde a criação do evento até o encerramento.</text:p>
            </text:list-item>
            <text:list-item>
              <text:p text:style-name="P9"><text:span text:style-name="Strong_20_Emphasis">Público Alvo</text:span>: Congressos acadêmicos, simpósios, e seminários de médio a grande porte.</text:p>
              <text:p text:style-name="P9"/>
            </text:list-item>
          </text:list>
        </text:list-item>
        <text:list-item>
          <text:p text:style-name="P8"><text:span text:style-name="Strong_20_Emphasis">SOAC (Sistema Online de Acompanhamento de Conferências)</text:span>:</text:p>
          <text:list>
            <text:list-item>
              <text:p text:style-name="P9"><text:span text:style-name="Strong_20_Emphasis">Descrição</text:span>: Desenvolvido pelo IBICT (Instituto Brasileiro de Informação em Ciência e Tecnologia), o SOAC é uma solução completa para gestão de conferências acadêmicas, incluindo submissão de trabalhos e gerenciamento de eventos.</text:p>
            </text:list-item>
            <text:list-item>
              <text:p text:style-name="P9"><text:span text:style-name="Strong_20_Emphasis">Diferenciais</text:span>: A integração com a biblioteca digital de teses e dissertações brasileira (BDTD) e a possibilidade de publicação dos anais na plataforma OCS (Open Conference Systems), garantindo um suporte amplo para a comunidade acadêmica.</text:p>
            </text:list-item>
            <text:list-item>
              <text:p text:style-name="P8"><text:span text:style-name="Strong_20_Emphasis">Público Alvo</text:span>: Conferências acadêmicas e científicas de médio a grande porte, principalmente no contexto brasileiro.</text:p>
            </text:list-item>
          </text:list>
        </text:list-item>
      </text:list>
      <text:h text:style-name="P1" text:outline-level="3">Comparação com o SBRS:</text:h>
      <text:list text:style-name="L4">
        <text:list-item>
          <text:p text:style-name="P10"><text:span text:style-name="Strong_20_Emphasis">Simplicidade e foco na ABNT</text:span>: O SBRS se destaca ao oferecer formatação automática segundo as normas da ABNT, que é um diferencial relevante no contexto acadêmico brasileiro, facilitando a vida dos pesquisadores que precisam formatar seus trabalhos de acordo com essas normas específicas.</text:p>
        </text:list-item>
        <text:list-item>
          <text:p text:style-name="P10"><text:span text:style-name="Strong_20_Emphasis">Plataformas brasileiras</text:span>: Soluções como o <text:span text:style-name="Strong_20_Emphasis">Galoá</text:span>, <text:span text:style-name="Strong_20_Emphasis">iConferências</text:span> e <text:span text:style-name="Strong_20_Emphasis">Even3</text:span> oferecem mais funcionalidades voltadas para a gestão completa de eventos, incluindo controle de inscrições, emissão de certificados e pagamento. No entanto, o SBRS tem um foco mais estreito em otimizar a submissão e revisão de resumos, o que pode ser um diferencial de simplicidade em eventos de menor porte.</text:p>
        </text:list-item>
        <text:list-item>
          <text:p text:style-name="P11"><text:span text:style-name="Strong_20_Emphasis">Integração e Escalabilidade</text:span>: A vantagem de algumas plataformas como o <text:span text:style-name="Strong_20_Emphasis">SOAC</text:span> e o <text:span text:style-name="Strong_20_Emphasis">Even3</text:span> está na escalabilidade e na integração com outros sistemas, como bases de dados acadêmicas e ferramentas de pagamento. Se o SBRS fosse expandido para incluir essas funcionalidades, poderia competir de maneira mais robusta com essas soluções.</text:p>
        </text:list-item>
      </text:list>
      <text:h text:style-name="P1" text:outline-level="3">Oportunidades de Mercado:</text:h>
      <text:list text:style-name="L5">
        <text:list-item>
          <text:p text:style-name="P12">O <text:span text:style-name="Strong_20_Emphasis">SBRS</text:span> pode competir de forma efetiva em eventos acadêmicos de pequeno e médio porte, especialmente se for capaz de se posicionar como uma solução de fácil uso, focada na automação da formatação e simplificação da submissão.</text:p>
        </text:list-item>
        <text:list-item>
          <text:p text:style-name="P12">Oferecer suporte em português e aderência às normas brasileiras (ABNT) são vantagens que podem ser destacadas em relação a plataformas internacionais.</text:p>
        </text:list-item>
        <text:list-item>
          <text:p text:style-name="P13">Para concorrer com sistemas como <text:span text:style-name="Strong_20_Emphasis">Galoá</text:span> e <text:span text:style-name="Strong_20_Emphasis">Even3</text:span>, o SBRS poderia expandir suas funcionalidades com opções de controle de inscrições, geração de certificados e integração com métodos de pagamento nacionais.</text:p>
        </text:list-item>
      </text:list>
      <text:p text:style-name="P3"/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ext:soft-page-break/>
          <table:table-row>
            <table:table-cell table:style-name="Tabela1.A1" office:value-type="string">
              <text:p text:style-name="Table_20_Heading"><text:span text:style-name="Strong_20_Emphasis">Software</text:span></text:p>
            </table:table-cell>
            <table:table-cell table:style-name="Tabela1.A1" office:value-type="string">
              <text:p text:style-name="Table_20_Heading"><text:span text:style-name="Strong_20_Emphasis">Principais Funcionalidades</text:span></text:p>
            </table:table-cell>
            <table:table-cell table:style-name="Tabela1.A1" office:value-type="string">
              <text:p text:style-name="Table_20_Heading"><text:span text:style-name="Strong_20_Emphasis">Diferenciais</text:span></text:p>
            </table:table-cell>
            <table:table-cell table:style-name="Tabela1.A1" office:value-type="string">
              <text:p text:style-name="Table_20_Heading"><text:span text:style-name="Strong_20_Emphasis">Público Alvo</text:span></text:p>
            </table:table-cell>
          </table:table-row>
        </table:table-header-rows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Table_20_Contents"><text:span text:style-name="Strong_20_Emphasis">SBRS (Sistema de Submissão de Resumos Simples)</text:span></text:p>
          </table:table-cell>
          <table:table-cell table:style-name="Tabela2.A1" office:value-type="string">
            <text:p text:style-name="Table_20_Contents">Submissão de resumos, formatação automática conforme ABNT, organização de eventos.</text:p>
          </table:table-cell>
          <table:table-cell table:style-name="Tabela2.A1" office:value-type="string">
            <text:p text:style-name="Table_20_Contents">Simplicidade, interface intuitiva, foco em eventos acadêmicos brasileiros e formatação automática.</text:p>
          </table:table-cell>
          <table:table-cell table:style-name="Tabela2.A1" office:value-type="string">
            <text:p text:style-name="Table_20_Contents">Eventos acadêmicos pequenos e médios no Brasil.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Table_20_Contents"><text:span text:style-name="Strong_20_Emphasis">JEMS (Judge Electronic Management System)</text:span></text:p>
          </table:table-cell>
          <table:table-cell table:style-name="Tabela8.A1" office:value-type="string">
            <text:p text:style-name="Table_20_Contents">Submissão de trabalhos, revisão por pares, gerenciamento de conferências.</text:p>
          </table:table-cell>
          <table:table-cell table:style-name="Tabela8.A1" office:value-type="string">
            <text:p text:style-name="Table_20_Contents">Amplo uso no Brasil, suporte em português, simples e eficiente.</text:p>
          </table:table-cell>
          <table:table-cell table:style-name="Tabela8.A1" office:value-type="string">
            <text:p text:style-name="Table_20_Contents">Conferências acadêmicas no Brasil.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Table_20_Contents"><text:span text:style-name="Strong_20_Emphasis">Galoá</text:span></text:p>
          </table:table-cell>
          <table:table-cell table:style-name="Tabela9.A1" office:value-type="string">
            <text:p text:style-name="Table_20_Contents">Submissão de artigos, gerenciamento de eventos, inscrições, emissão de certificados.</text:p>
          </table:table-cell>
          <table:table-cell table:style-name="Tabela9.A1" office:value-type="string">
            <text:p text:style-name="Table_20_Contents">Integração com pagamentos e publicação de anais, suporte completo em português.</text:p>
          </table:table-cell>
          <table:table-cell table:style-name="Tabela9.A1" office:value-type="string">
            <text:p text:style-name="Table_20_Contents">Conferências acadêmicas de médio a grande porte no Brasil.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Table_20_Contents"><text:span text:style-name="Strong_20_Emphasis">iConferências</text:span></text:p>
          </table:table-cell>
          <table:table-cell table:style-name="Tabela10.A1" office:value-type="string">
            <text:p text:style-name="Table_20_Contents">Submissão de trabalhos, gerenciamento de inscrições, emissão de certificados.</text:p>
          </table:table-cell>
          <table:table-cell table:style-name="Tabela10.A1" office:value-type="string">
            <text:p text:style-name="Table_20_Contents">Interface amigável, integração com pagamentos.</text:p>
          </table:table-cell>
          <table:table-cell table:style-name="Tabela10.A1" office:value-type="string">
            <text:p text:style-name="Table_20_Contents">Eventos acadêmicos pequenos e médios no Brasil.</text:p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Table_20_Contents"><text:span text:style-name="Strong_20_Emphasis">Even3</text:span></text:p>
          </table:table-cell>
          <table:table-cell table:style-name="Tabela11.A1" office:value-type="string">
            <text:p text:style-name="Table_20_Contents">Submissão de trabalhos, gerenciamento de inscrições, emissão de certificados, integração com pagamentos.</text:p>
          </table:table-cell>
          <table:table-cell table:style-name="Tabela11.A1" office:value-type="string">
            <text:p text:style-name="Table_20_Contents">Plataforma completa para gestão de eventos, integração com ferramentas de pagamento e emissão de certificados.</text:p>
          </table:table-cell>
          <table:table-cell table:style-name="Tabela11.A1" office:value-type="string">
            <text:p text:style-name="Table_20_Contents">Conferências acadêmicas de médio a grande porte no Brasil.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Table_20_Contents"><text:span text:style-name="Strong_20_Emphasis">SOAC (Sistema Online de Acompanhamento de Conferências)</text:span></text:p>
          </table:table-cell>
          <table:table-cell table:style-name="Tabela12.A1" office:value-type="string">
            <text:p text:style-name="Table_20_Contents">Submissão de trabalhos, integração com a BDTD, publicação de anais.</text:p>
          </table:table-cell>
          <table:table-cell table:style-name="Tabela12.A1" office:value-type="string">
            <text:p text:style-name="Table_20_Contents">Foco em conferências brasileiras, integração com bibliotecas digitais, gratuito.</text:p>
          </table:table-cell>
          <table:table-cell table:style-name="Tabela12.A1" office:value-type="string">
            <text:p text:style-name="Table_20_Contents">Conferências acadêmicas e</text:p>
          </table:table-cell>
        </table:table-row>
      </table:table>
      <text:p text:style-name="P3"/>
      <text:p text:style-name="P3">Assim, o SBRS possui grande potencial no cenário acadêmico brasileiro, especialmente se focar em nichos de mercado que priorizam simplicidade, automação de formatação e suporte a eventos acadêmicos locais e regionai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3:17:25.831000000</meta:creation-date>
    <dc:date>2024-09-10T23:32:45.258000000</dc:date>
    <meta:editing-duration>PT4M22S</meta:editing-duration>
    <meta:editing-cycles>1</meta:editing-cycles>
    <meta:document-statistic meta:table-count="7" meta:image-count="0" meta:object-count="0" meta:page-count="3" meta:paragraph-count="64" meta:word-count="927" meta:character-count="6446" meta:non-whitespace-character-count="5608"/>
    <meta:generator>LibreOffice/24.2.1.2$Windows_X86_64 LibreOffice_project/db4def46b0453cc22e2d0305797cf981b68ef5ac</meta:generator>
  </office:meta>
</office:document-meta>
</file>